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en" fo:country="US"/>
    </style:style>
    <style:style style:name="P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 style:list-style-name="L1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8" style:family="paragraph" style:parent-style-name="Text_20_body">
      <style:paragraph-properties fo:text-align="start" style:justify-single-word="false"/>
      <style:text-properties fo:language="en" fo:country="US"/>
    </style:style>
    <style:style style:name="P9" style:family="paragraph" style:parent-style-name="Heading_20_1">
      <style:paragraph-properties fo:text-align="justify" style:justify-single-word="false"/>
      <style:text-properties fo:language="en" fo:country="US"/>
    </style:style>
    <style:style style:name="P10" style:family="paragraph" style:parent-style-name="Heading_20_3">
      <style:paragraph-properties fo:text-align="justify" style:justify-single-word="false"/>
    </style:style>
    <style:style style:name="P11" style:family="paragraph" style:parent-style-name="Heading_20_3">
      <style:paragraph-properties fo:text-align="justify" style:justify-single-word="false"/>
      <style:text-properties fo:language="en" fo:country="US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Nimbus Sans L" fo:font-size="14pt" style:font-size-asian="14pt" style:font-size-complex="14pt"/>
    </style:style>
    <style:style style:name="T3" style:family="text">
      <style:text-properties style:font-name="Nimbus Sans L" fo:font-size="14pt" fo:language="en" fo:country="US" style:font-size-asian="14pt" style:font-size-complex="14pt"/>
    </style:style>
    <style:style style:name="T4" style:family="text">
      <style:text-properties style:text-position="super 58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Nimbus Roman No9 L"/>
    </style:style>
    <style:style style:name="T7" style:family="text">
      <style:text-properties style:font-name="Nimbus Roman No9 L" fo:font-size="10pt" style:font-size-asian="10pt" style:font-size-complex="10pt"/>
    </style:style>
    <style:style style:name="T8" style:family="text">
      <style:text-properties style:font-name="Nimbus Roman No9 L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SEP #52 : Extends xs2jpg to manage JPG quality</text:h>
      <text:p text:style-name="P4"/>
      <text:p text:style-name="P1"/>
      <text:p text:style-name="P1">Version: 1,1</text:p>
      <text:p text:style-name="P3">Author: Calixte Denizet</text:p>
      <text:p text:style-name="P3">Review: </text:p>
      <text:p text:style-name="P3">Commented: </text:p>
      <text:p text:style-name="P1">State: <text:span text:style-name="T5">Done</text:span></text:p>
      <text:p text:style-name="P1">Scilab-Version: Scilab 5.3.2</text:p>
      <text:p text:style-name="P1">Vote:</text:p>
      <text:p text:style-name="P1">Created: March 15<text:span text:style-name="T4">th</text:span> , 2011</text:p>
      <text:p text:style-name="P4"/>
      <text:p text:style-name="P1"/>
      <text:h text:style-name="P10" text:outline-level="3">Abstract</text:h>
      <text:p text:style-name="P1"/>
      <text:p text:style-name="P3">The aim of this SEP is to extend xs2jpg by adding a quality argument to set the JPG compression.</text:p>
      <text:p text:style-name="P1"/>
      <text:h text:style-name="P11" text:outline-level="3">Rationale</text:h>
      <text:p text:style-name="P5"><text:tab/></text:p>
      <text:p text:style-name="P8">For now, all generated JPG are stored with a too strong compression level. It causes some degradation of the quality. See bug http://bugzilla.scilab.org/show_bug.cgi?id=5573</text:p>
      <text:h text:style-name="P10" text:outline-level="3"><text:span text:style-name="Teletype"><text:span text:style-name="T3">Example Usage</text:span></text:span></text:h>
      <text:p text:style-name="P5"><text:span text:style-name="Teletype"><text:span text:style-name="T2"><text:s/>xs2jpg(gcf(),'foo.jpg');</text:span></text:span></text:p>
      <text:p text:style-name="P5"><text:span text:style-name="Teletype"><text:span text:style-name="T2">xs2jpg(0,'foo_0.jpg', 0); // poor quality</text:span></text:span></text:p>
      <text:p text:style-name="P5"><text:span text:style-name="Teletype"><text:span text:style-name="T2">xs2jpg(gcf(),'foo_1.jpg', 1); // best quality</text:span></text:span></text:p>
      <text:p text:style-name="P5"/>
      <text:p text:style-name="P5"><text:span text:style-name="Teletype"><text:span text:style-name="T8">By default, the quality will be 0.75. </text:span></text:span></text:p>
      <text:h text:style-name="P10" text:outline-level="3">Changelog</text:h>
      <text:list xml:id="list2174986060" text:style-name="L1">
        <text:list-item>
          <text:list>
            <text:list-item>
              <text:p text:style-name="P7">– Calixte DENIZET &amp; Sylvestre LEDRU</text:p>
            </text:list-item>
          </text:list>
        </text:list-item>
      </text:list>
      <text:h text:style-name="P10" text:outline-level="3">Copyright</text:h>
      <text:p text:style-name="P2"><text:tab/>This document has been placed under the license CeCILL-B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Pierre MARECHAL</meta:initial-creator>
    <meta:creation-date>2008-07-09T13:39:08</meta:creation-date>
    <dc:date>2011-03-15T22:54:42</dc:date>
    <meta:editing-cycles>5</meta:editing-cycles>
    <meta:editing-duration>PT29M13S</meta:editing-duration>
    <meta:document-statistic meta:table-count="0" meta:image-count="0" meta:object-count="0" meta:page-count="1" meta:paragraph-count="23" meta:word-count="109" meta:character-count="736"/>
    <meta:user-defined meta:name="Info 1"/>
    <meta:user-defined meta:name="Info 2"/>
    <meta:user-defined meta:name="Info 3"/>
    <meta:user-defined meta:name="Info 4"/>
  </office:meta>
</office:document-meta>
</file>